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paragraph-rsid="000a4fa1"/>
    </style:style>
    <style:style style:name="P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paragraph-rsid="000b60fd"/>
    </style:style>
    <style:style style:name="P4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paragraph-rsid="000cfbcf"/>
    </style:style>
    <style:style style:name="P5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paragraph-rsid="000ecf25"/>
    </style:style>
    <style:style style:name="P6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paragraph-rsid="000edf2d"/>
    </style:style>
    <style:style style:name="P7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rsid="000a4fa1" officeooo:paragraph-rsid="000a4fa1"/>
    </style:style>
    <style:style style:name="P8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rsid="000b60fd" officeooo:paragraph-rsid="000b60fd"/>
    </style:style>
    <style:style style:name="T1" style:family="text">
      <style:text-properties fo:font-weight="normal"/>
    </style:style>
    <style:style style:name="T2" style:family="text">
      <style:text-properties fo:font-weight="normal" officeooo:rsid="000ecf25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0b60f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0cfbcf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0ecf25" style:text-blinking="false" fo:background-color="transparent" loext:char-shading-value="0"/>
    </style:style>
    <style:style style:name="T7" style:family="text">
      <style:text-properties officeooo:rsid="000ecf25"/>
    </style:style>
    <style:style style:name="T8" style:family="text">
      <style:text-properties officeooo:rsid="000edf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[1] A. S. Alghamdi, A. Saeed, M. Kamran, K. T. Mursi, and W. S. Almukadi, "Vehicle classification using deep feature fusion and genetic algorithms," <text:span text:style-name="Emphasis">Electronics</text:span>, 2023.</text:p>
      <text:p text:style-name="Text_20_body">[2] H. Song, H. Liang, H. Li, Z. Dai, and X. Yun, "Vision-based vehicle detection and counting system using deep learning in highway scenes," <text:span text:style-name="Emphasis">European Transport Research Review</text:span>, vol. 11, no. 1, p. 51, 2019, doi: 10.1186/s12544-019-0390-4.</text:p>
      <text:p text:style-name="Text_20_body">[3] S. Gupte, O. Masoud, R. F. K. Martin, and N. Papanikolopoulos, "Detection and classification of vehicles," <text:span text:style-name="Emphasis">IEEE Transactions on Intelligent Transportation Systems</text:span>, vol. 3, no. 1, pp. 37-47, 2002, doi: 10.1109/6979.994794.</text:p>
      <text:p text:style-name="Text_20_body">[4] U. Sonnadara, "Vehicle counting and classification from a traffic scene," <text:span text:style-name="Emphasis">Journal of the National Science Foundation of Sri Lanka</text:span>, vol. 38, no. 4, pp. 219-227, 2010, doi: 10.4038/jnsfsr.v38i4.2626.</text:p>
      <text:p text:style-name="Text_20_body">[5] D. S. Rajesh, T. Vaibhavi, T. Sreeja, V. Gayathri, and S. Srivalli, "Computer vision application: Vehicle counting and classification system from real-time videos," <text:span text:style-name="Emphasis">International Journal of Engineering and Advanced Technology (IJEAT)</text:span>, vol. 8, no. 3, pp. 299–303, 2019.</text:p>
      <text:p text:style-name="Text_20_body">[6] A. Hendrawan, R. Gernowo, O. D. Nurhayati, and C. Dewi, "A novel YOLO-ARIA approach for real-time vehicle detection and classification in urban traffic," <text:span text:style-name="Emphasis">Journal of Engineering and Applied Sciences</text:span>, vol. 15, no. 4, pp. 1290–1297, 2020.</text:p>
      <text:p text:style-name="Text_20_body">[7] C.-J. Lin, S.-Y. Jeng, and H.-W. Lioa, "A real-time vehicle counting, speed estimation, and classification system based on virtual detection zone and YOLO," <text:span text:style-name="Emphasis">Sensors</text:span>, vol. 21, no. 5, p. 1674, 2021, doi: 10.3390/s21051674.</text:p>
      <text:p text:style-name="Text_20_body">[8] M. Majumder and C. Wilmot, "Automated vehicle counting from pre-recorded video using YOLO object detection model," <text:span text:style-name="Emphasis">Urban Science</text:span>, vol. 5, no. 3, p. 63, 2021, doi: 10.3390/urbansci5030063.</text:p>
      <text:p text:style-name="Text_20_body">[9] A. Saadeldin, M. M. Rashid, A. A. Shafie, and T. F. Hasan, "Real-time vehicle counting using custom YOLOv8n and DeepSORT for resource-limited edge devices," <text:span text:style-name="Emphasis">TELKOMNIKA Telecommunication Computing Electronics and Control</text:span>, vol. 22, no. 1, pp. 104–112, 2024, doi: 10.12928/TELKOMNIKA.v22i1.25096.</text:p>
      <text:p text:style-name="Text_20_body">[10] I. A and M. K. B, "Vehicle detection and counting based on digital image processing," <text:span text:style-name="Emphasis">International Journal of Multidisciplinary Research in Science, Engineering and Technology (IJMRSET)</text:span>, vol. 7, no. 7, pp. 13135–13141, 2024.</text:p>
      <text:p text:style-name="Text_20_body">[11] X. Fu, Z. Wang, D. Liang, and J. Jiang, "The extraction of moving objects in real-time web-based video sequences," in <text:span text:style-name="Emphasis">8th International Conference on Digital Object Identifier</text:span>, 2004, pp. 187–190, doi: 10.1109/ICOIN.2004.1285120.</text:p>
      <text:p text:style-name="Text_20_body">[12] J. Zhou, D. Gao, and D. Zhang, "Moving vehicle detection for automatic traffic monitoring," <text:span text:style-name="Emphasis">IEEE Transactions on Vehicular Technology</text:span>, vol. 56, no. 1, pp. 51–57, 2007.</text:p>
      <text:p text:style-name="Text_20_body">[13] C.-Y. Wang, A. Bochkovskiy, and H.-Y. M. Liao, "YOLOv7: Trainable bag-of-freebies sets new state-of-the-art for real-time object detectors," in <text:span text:style-name="Emphasis">Proceedings of the IEEE/CVF Conference on Computer Vision and Pattern Recognition</text:span>, 2023.</text:p>
      <text:p text:style-name="Text_20_body">[14] S. Ren, K. He, R. Girshick, and J. Sun, "Faster R-CNN: Towards real-time object detection with region proposal networks," <text:span text:style-name="Emphasis">IEEE Transactions on Pattern Analysis and Machine Intelligence</text:span>, vol. 39, no. 6, pp. 1137–1149, 2017, doi: 10.1109/TPAMI.2016.2577031.</text:p>
      <text:p text:style-name="Text_20_body"><text:soft-page-break/>[15] Y. Li and Q. Yao, "Rear lamp based vehicle detection and tracking for complex traffic conditions," in <text:span text:style-name="Emphasis">9th IEEE International Conference on Networking, Sensing and Control (ICNSC)</text:span>, Beijing, 2012, pp. 245–250.</text:p>
      <text:p text:style-name="Text_20_body">[16] M. T. Yang, R. K. Jhang, and J. S. Hou, "Traffic flow estimation and vehicle-type classification using vision-based spatial–temporal profile analysis," <text:span text:style-name="Emphasis">IET Computer Vision</text:span>, vol. 7, no. 5, pp. 394–404, 2013.</text:p>
      <text:p text:style-name="Text_20_body">[17] N. Silaparasetty and N. Silaparasetty, <text:span text:style-name="Emphasis">Machine Learning Concepts with Python and the Jupyter Notebook Environment: Using TensorFlow 2.0</text:span>, Springer, Berlin/Heidelberg, 2020, pp. 149–171.</text:p>
      <text:p text:style-name="Text_20_body">[18] M. Majumder and C. Wilmot, "Accuracy assessment and guidelines for manual traffic counts from pre-recorded video data," <text:span text:style-name="Emphasis">Urban Science</text:span>, vol. 5, no. 2, 2023.</text:p>
      <text:p text:style-name="Text_20_body">[19] T.-Y. Lin, P. Dollár, R. Girshick, K. He, B. Hariharan, and S. Belongie, "Feature pyramid networks for object detection," in <text:span text:style-name="Emphasis">Proceedings of the IEEE Conference on Computer Vision and Pattern Recognition (CVPR)</text:span>, Honolulu, HI, USA, July 2017, pp. 936–944.</text:p>
      <text:p text:style-name="Text_20_body">[20] L. Wu, J. Ma, Y. Zhao, and H. Liu, "Apple detection in complex scene using the improved YOLOv4 model," <text:span text:style-name="Emphasis">Agronomy</text:span>, vol. 11, no. 3, p. 476, 2021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7:41:08.833530054</meta:creation-date>
    <dc:date>2024-10-20T18:29:03.146694341</dc:date>
    <meta:editing-duration>PT6M3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658" meta:character-count="4363" meta:non-whitespace-character-count="3737"/>
  </office:meta>
</office:document-meta>
</file>